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fo:background-color="#ff3366"/>
    </style:style>
    <style:style style:name="T2" style:family="table-row">
      <style:table-row-properties>
        <style:background-image xlink:href="../1.jpg"/>
      </style:table-row-properties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hose first two lines' background color is red and the following two lines have a background image.</text:p>
      <table:table table:name="Table1">
        <table:table-column table:number-columns-repeated="4"/>
        <table:table-row table:number-rows-repeated="2" table:style-name="T1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number-rows-repeated="2" table:style-name="T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